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 fo:font-weight="bold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 fo:font-weight="bold"/>
    </style:style>
    <style:style style:name="ce7" style:family="table-cell" style:parent-style-name="Default" style:data-style-name="N109">
      <style:text-properties style:font-name="Nimbus Roman No9 L"/>
    </style:style>
    <style:style style:name="ce8" style:family="table-cell" style:parent-style-name="Default">
      <style:table-cell-properties fo:background-color="#ffff99"/>
      <style:text-properties style:font-name="Nimbus Roman No9 L"/>
    </style:style>
    <style:style style:name="ce9" style:family="table-cell" style:parent-style-name="Default">
      <style:table-cell-properties fo:background-color="#ff6633"/>
      <style:text-properties style:font-name="Nimbus Roman No9 L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Nimbus Roman No9 L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Nimbus Roman No9 L"/>
    </style:style>
    <style:style style:name="ce12" style:family="table-cell" style:parent-style-name="Default">
      <style:table-cell-properties fo:background-color="#b84700" style:text-align-source="fix" style:repeat-content="false"/>
      <style:paragraph-properties fo:text-align="center" fo:margin-left="0in"/>
      <style:text-properties style:font-name="Nimbus Roman No9 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Nimbus Roman No9 L"/>
    </style:style>
    <style:style style:name="ce14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font-name="Nimbus Roman No9 L"/>
    </style:style>
    <style:style style:name="ce15" style:family="table-cell" style:parent-style-name="Default">
      <style:table-cell-properties fo:background-color="#0066cc"/>
      <style:text-properties style:font-name="Nimbus Roman No9 L"/>
    </style:style>
    <style:style style:name="ce16" style:family="table-cell" style:parent-style-name="Default" style:data-style-name="N108">
      <style:text-properties style:font-name="Nimbus Roman No9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8" table:default-cell-style-name="ce3"/>
        <table:table-column table:style-name="co2" table:default-cell-style-name="ce3"/>
        <table:table-column table:style-name="co3" table:number-columns-repeated="39" table:default-cell-style-name="ce3"/>
        <table:table-row table:style-name="ro1">
          <table:table-cell table:style-name="ce1" office:value-type="string">
            <text:p>a = </text:p>
          </table:table-cell>
          <table:table-cell table:style-name="ce5" office:value-type="float" office:value="1.262">
            <text:p>1.262</text:p>
          </table:table-cell>
          <table:table-cell table:style-name="ce1" office:value-type="string">
            <text:p>m = </text:p>
          </table:table-cell>
          <table:table-cell table:style-name="ce5" office:value-type="float" office:value="1.42">
            <text:p>1.420</text:p>
          </table:table-cell>
          <table:table-cell table:style-name="ce1" office:value-type="string">
            <text:p>de = </text:p>
          </table:table-cell>
          <table:table-cell table:style-name="ce16" office:value-type="float" office:value="0.05">
            <text:p>0.050</text:p>
          </table:table-cell>
          <table:table-cell table:number-columns-repeated="43"/>
        </table:table-row>
        <table:table-row table:style-name="ro1">
          <table:table-cell table:style-name="ce1" office:value-type="string">
            <text:p>b = </text:p>
          </table:table-cell>
          <table:table-cell table:style-name="ce5" office:value-type="float" office:value="1.657">
            <text:p>1.657</text:p>
          </table:table-cell>
          <table:table-cell table:style-name="ce1" office:value-type="string">
            <text:p>n = </text:p>
          </table:table-cell>
          <table:table-cell table:style-name="ce5" office:value-type="float" office:value="0.6">
            <text:p>0.600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d = </text:p>
          </table:table-cell>
          <table:table-cell table:style-name="ce5" office:value-type="float" office:value="1.421">
            <text:p>1.421</text:p>
          </table:table-cell>
          <table:table-cell table:style-name="ce1" office:value-type="string">
            <text:p>u = </text:p>
          </table:table-cell>
          <table:table-cell table:style-name="ce5" office:value-type="float" office:value="1.15">
            <text:p>1.15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70">
            <text:p>7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e = </text:p>
          </table:table-cell>
          <table:table-cell table:style-name="ce5" office:value-type="float" office:value="0.513">
            <text:p>0.513</text:p>
          </table:table-cell>
          <table:table-cell table:style-name="ce1" office:value-type="string">
            <text:p>v = </text:p>
          </table:table-cell>
          <table:table-cell table:style-name="ce5" office:value-type="float" office:value="1.578">
            <text:p>1.578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ooc:=[.H5]/1.5" office:value-type="float" office:value="160">
            <text:p>160</text:p>
          </table:table-cell>
          <table:table-cell table:formula="oooc:=[.I5]/1.5" office:value-type="float" office:value="20">
            <text:p>20</text:p>
          </table:table-cell>
          <table:table-cell table:formula="oooc:=[.J5]/1.5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f = </text:p>
          </table:table-cell>
          <table:table-cell table:style-name="ce5" office:value-type="float" office:value="0.671">
            <text:p>0.671</text:p>
          </table:table-cell>
          <table:table-cell table:style-name="ce1" office:value-type="string">
            <text:p>w = </text:p>
          </table:table-cell>
          <table:table-cell table:style-name="ce5" office:value-type="float" office:value="1.184">
            <text:p>1.184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30">
            <text:p>3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g = </text:p>
          </table:table-cell>
          <table:table-cell table:style-name="ce5" office:value-type="float" office:value="0.513">
            <text:p>0.513</text:p>
          </table:table-cell>
          <table:table-cell table:style-name="ce1" office:value-type="string">
            <text:p>t = </text:p>
          </table:table-cell>
          <table:table-cell table:style-name="ce5" office:value-type="float" office:value="0.05">
            <text:p>0.050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formula="oooc:=[.H4]" office:value-type="float" office:value="160">
            <text:p>160</text:p>
          </table:table-cell>
          <table:table-cell table:formula="oooc:=[.I4]" office:value-type="float" office:value="20">
            <text:p>20</text:p>
          </table:table-cell>
          <table:table-cell table:formula="oooc:=[.J4]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h = </text:p>
          </table:table-cell>
          <table:table-cell table:style-name="ce6" office:value-type="float" office:value="0.25">
            <text:p>0.250</text:p>
          </table:table-cell>
          <table:table-cell table:style-name="ce1" office:value-type="string">
            <text:p>p = </text:p>
          </table:table-cell>
          <table:table-cell table:style-name="ce5" office:value-type="float" office:value="1.183">
            <text:p>1.183</text:p>
          </table:table-cell>
          <table:table-cell/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formula="oooc:=[.H5]" office:value-type="float" office:value="240">
            <text:p>240</text:p>
          </table:table-cell>
          <table:table-cell table:formula="oooc:=[.I5]" office:value-type="float" office:value="30">
            <text:p>30</text:p>
          </table:table-cell>
          <table:table-cell table:formula="oooc:=[.J5]" office:value-type="float" office:value="30">
            <text:p>3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l = </text:p>
          </table:table-cell>
          <table:table-cell table:style-name="ce5" office:value-type="float" office:value="1.6">
            <text:p>1.600</text:p>
          </table:table-cell>
          <table:table-cell table:style-name="ce2" office:value-type="string">
            <text:p>hh = </text:p>
          </table:table-cell>
          <table:table-cell table:style-name="ce6" office:value-type="float" office:value="2.17">
            <text:p>2.170</text:p>
          </table:table-cell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ooc:=[.H6]" office:value-type="float" office:value="160">
            <text:p>160</text:p>
          </table:table-cell>
          <table:table-cell table:formula="oooc:=[.I6]" office:value-type="float" office:value="20">
            <text:p>20</text:p>
          </table:table-cell>
          <table:table-cell table:formula="oooc:=[.J6]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3"/>
          <table:table-cell table:number-columns-repeated="4"/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00">
            <text:p>200</text:p>
          </table:table-cell>
          <table:table-cell table:number-columns-repeated="39"/>
        </table:table-row>
        <table:table-row table:style-name="ro1">
          <table:table-cell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39"/>
        </table:table-row>
        <table:table-row table:style-name="ro1">
          <table:table-cell table:number-columns-repeated="5"/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" office:value-type="float" office:value="2.17">
            <text:p>2.1700</text:p>
          </table:table-cell>
          <table:table-cell table:number-columns-repeated="45"/>
        </table:table-row>
        <table:table-row table:style-name="ro1">
          <table:table-cell table:formula="oooc:=[.A12]+1" office:value-type="float" office:value="2">
            <text:p>2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" office:value-type="float" office:value="2.17">
            <text:p>2.1700</text:p>
          </table:table-cell>
          <table:table-cell table:number-columns-repeated="45"/>
        </table:table-row>
        <table:table-row table:style-name="ro1">
          <table:table-cell table:formula="oooc:=[.A13]+1" office:value-type="float" office:value="3">
            <text:p>3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14]+1" office:value-type="float" office:value="4">
            <text:p>4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v/2" office:value-type="float" office:value="0.789">
            <text:p>0.789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15]+1" office:value-type="float" office:value="5">
            <text:p>5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v/2" office:value-type="float" office:value="0.789">
            <text:p>0.789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16]+1" office:value-type="float" office:value="6">
            <text:p>6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17]+1" office:value-type="float" office:value="7">
            <text:p>7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-d" office:value-type="float" office:value="-2.17">
            <text:p>-2.1700</text:p>
          </table:table-cell>
          <table:table-cell table:number-columns-repeated="45"/>
        </table:table-row>
        <table:table-row table:style-name="ro1">
          <table:table-cell table:formula="oooc:=[.A18]+1" office:value-type="float" office:value="8">
            <text:p>8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-d" office:value-type="float" office:value="-2.17">
            <text:p>-2.1700</text:p>
          </table:table-cell>
          <table:table-cell table:number-columns-repeated="45"/>
        </table:table-row>
        <table:table-row table:style-name="ro1">
          <table:table-cell table:formula="oooc:=[.A19]+1" office:value-type="float" office:value="9">
            <text:p>9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20]+1" office:value-type="float" office:value="10">
            <text:p>10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v/2" office:value-type="float" office:value="-0.789">
            <text:p>-0.789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21]+1" office:value-type="float" office:value="11">
            <text:p>11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v/2" office:value-type="float" office:value="-0.789">
            <text:p>-0.789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22]+1" office:value-type="float" office:value="12">
            <text:p>12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23]+1" office:value-type="float" office:value="13">
            <text:p>13</text:p>
          </table:table-cell>
          <table:table-cell table:style-name="ce7" table:formula="oooc:=e-h-de" office:value-type="float" office:value="0.213">
            <text:p>0.213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" office:value-type="float" office:value="2.17">
            <text:p>2.1700</text:p>
          </table:table-cell>
          <table:table-cell table:number-columns-repeated="45"/>
        </table:table-row>
        <table:table-row table:style-name="ro1">
          <table:table-cell table:formula="oooc:=[.A24]+1" office:value-type="float" office:value="14">
            <text:p>14</text:p>
          </table:table-cell>
          <table:table-cell table:style-name="ce7" table:formula="oooc:=e-h-de" office:value-type="float" office:value="0.213">
            <text:p>0.213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" office:value-type="float" office:value="2.17">
            <text:p>2.1700</text:p>
          </table:table-cell>
          <table:table-cell table:number-columns-repeated="45"/>
        </table:table-row>
        <table:table-row table:style-name="ro1">
          <table:table-cell table:formula="oooc:=[.A25]+1" office:value-type="float" office:value="15">
            <text:p>15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26]+1" office:value-type="float" office:value="16">
            <text:p>16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v/2" office:value-type="float" office:value="0.789">
            <text:p>0.789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27]+1" office:value-type="float" office:value="17">
            <text:p>17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v/2" office:value-type="float" office:value="0.789">
            <text:p>0.789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28]+1" office:value-type="float" office:value="18">
            <text:p>18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29]+1" office:value-type="float" office:value="19">
            <text:p>19</text:p>
          </table:table-cell>
          <table:table-cell table:style-name="ce7" table:formula="oooc:=g-h" office:value-type="float" office:value="0.263">
            <text:p>0.263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-d" office:value-type="float" office:value="-2.17">
            <text:p>-2.1700</text:p>
          </table:table-cell>
          <table:table-cell table:number-columns-repeated="45"/>
        </table:table-row>
        <table:table-row table:style-name="ro1">
          <table:table-cell table:formula="oooc:=[.A30]+1" office:value-type="float" office:value="20">
            <text:p>20</text:p>
          </table:table-cell>
          <table:table-cell table:style-name="ce7" table:formula="oooc:=g-h" office:value-type="float" office:value="0.263">
            <text:p>0.263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-d" office:value-type="float" office:value="-2.17">
            <text:p>-2.1700</text:p>
          </table:table-cell>
          <table:table-cell table:number-columns-repeated="45"/>
        </table:table-row>
        <table:table-row table:style-name="ro1">
          <table:table-cell table:formula="oooc:=[.A31]+1" office:value-type="float" office:value="21">
            <text:p>21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32]+1" office:value-type="float" office:value="22">
            <text:p>22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-v/2" office:value-type="float" office:value="-0.789">
            <text:p>-0.7890</text:p>
          </table:table-cell>
          <table:table-cell table:style-name="ce7" table:formula="oooc:=hh-a-b" office:value-type="float" office:value="-0.749">
            <text:p>-0.7490</text:p>
          </table:table-cell>
          <table:table-cell table:number-columns-repeated="45"/>
        </table:table-row>
        <table:table-row table:style-name="ro1">
          <table:table-cell table:formula="oooc:=[.A33]+1" office:value-type="float" office:value="23">
            <text:p>23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-v/2" office:value-type="float" office:value="-0.789">
            <text:p>-0.789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34]+1" office:value-type="float" office:value="24">
            <text:p>24</text:p>
          </table:table-cell>
          <table:table-cell table:style-name="ce7" table:formula="oooc:=f-h" office:value-type="float" office:value="0.421">
            <text:p>0.421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" office:value-type="float" office:value="0.908">
            <text:p>0.9080</text:p>
          </table:table-cell>
          <table:table-cell table:number-columns-repeated="45"/>
        </table:table-row>
        <table:table-row table:style-name="ro1">
          <table:table-cell table:formula="oooc:=[.A35]+1" office:value-type="float" office:value="25">
            <text:p>25</text:p>
          </table:table-cell>
          <table:table-cell table:style-name="ce7" table:formula="oooc:=p-h-t" office:value-type="float" office:value="0.883">
            <text:p>0.88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" office:value-type="float" office:value="0.57">
            <text:p>0.5700</text:p>
          </table:table-cell>
          <table:table-cell table:number-columns-repeated="45"/>
        </table:table-row>
        <table:table-row table:style-name="ro1">
          <table:table-cell table:formula="oooc:=[.A36]+1" office:value-type="float" office:value="26">
            <text:p>26</text:p>
          </table:table-cell>
          <table:table-cell table:style-name="ce7" table:formula="oooc:=p-h" office:value-type="float" office:value="0.933">
            <text:p>0.93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" office:value-type="float" office:value="0.57">
            <text:p>0.5700</text:p>
          </table:table-cell>
          <table:table-cell table:number-columns-repeated="45"/>
        </table:table-row>
        <table:table-row table:style-name="ro1">
          <table:table-cell table:formula="oooc:=[.A37]+1" office:value-type="float" office:value="27">
            <text:p>27</text:p>
          </table:table-cell>
          <table:table-cell table:style-name="ce7" table:formula="oooc:=p-h" office:value-type="float" office:value="0.933">
            <text:p>0.93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-m" office:value-type="float" office:value="-0.85">
            <text:p>-0.8500</text:p>
          </table:table-cell>
          <table:table-cell table:number-columns-repeated="45"/>
        </table:table-row>
        <table:table-row table:style-name="ro1">
          <table:table-cell table:formula="oooc:=[.A38]+1" office:value-type="float" office:value="28">
            <text:p>28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-m-n" office:value-type="float" office:value="-1.45">
            <text:p>-1.4500</text:p>
          </table:table-cell>
          <table:table-cell table:number-columns-repeated="45"/>
        </table:table-row>
        <table:table-row table:style-name="ro1">
          <table:table-cell table:formula="oooc:=[.A39]+1" office:value-type="float" office:value="29">
            <text:p>29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-m-n+t*1.414" office:value-type="float" office:value="-1.3793">
            <text:p>-1.3793</text:p>
          </table:table-cell>
          <table:table-cell table:number-columns-repeated="45"/>
        </table:table-row>
        <table:table-row table:style-name="ro1">
          <table:table-cell table:formula="oooc:=[.A40]+1" office:value-type="float" office:value="30">
            <text:p>30</text:p>
          </table:table-cell>
          <table:table-cell table:style-name="ce7" table:formula="oooc:=p-h-t" office:value-type="float" office:value="0.883">
            <text:p>0.88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-m+t" office:value-type="float" office:value="-0.8">
            <text:p>-0.8000</text:p>
          </table:table-cell>
          <table:table-cell table:number-columns-repeated="45"/>
        </table:table-row>
        <table:table-row table:style-name="ro1">
          <table:table-cell table:formula="oooc:=[.A41]+1" office:value-type="float" office:value="31">
            <text:p>31</text:p>
          </table:table-cell>
          <table:table-cell table:style-name="ce7" table:formula="oooc:=p-h-t" office:value-type="float" office:value="0.883">
            <text:p>0.88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" office:value-type="float" office:value="0.57">
            <text:p>0.5700</text:p>
          </table:table-cell>
          <table:table-cell table:number-columns-repeated="45"/>
        </table:table-row>
        <table:table-row table:style-name="ro1">
          <table:table-cell table:formula="oooc:=[.A42]+1" office:value-type="float" office:value="32">
            <text:p>32</text:p>
          </table:table-cell>
          <table:table-cell table:style-name="ce7" table:formula="oooc:=p-h" office:value-type="float" office:value="0.933">
            <text:p>0.93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" office:value-type="float" office:value="0.57">
            <text:p>0.5700</text:p>
          </table:table-cell>
          <table:table-cell table:number-columns-repeated="45"/>
        </table:table-row>
        <table:table-row table:style-name="ro1">
          <table:table-cell table:formula="oooc:=[.A43]+1" office:value-type="float" office:value="33">
            <text:p>33</text:p>
          </table:table-cell>
          <table:table-cell table:style-name="ce7" table:formula="oooc:=p-h" office:value-type="float" office:value="0.933">
            <text:p>0.93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-m" office:value-type="float" office:value="-0.85">
            <text:p>-0.8500</text:p>
          </table:table-cell>
          <table:table-cell table:number-columns-repeated="45"/>
        </table:table-row>
        <table:table-row table:style-name="ro1">
          <table:table-cell table:formula="oooc:=[.A44]+1" office:value-type="float" office:value="34">
            <text:p>34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-m-n" office:value-type="float" office:value="-1.45">
            <text:p>-1.4500</text:p>
          </table:table-cell>
          <table:table-cell table:number-columns-repeated="45"/>
        </table:table-row>
        <table:table-row table:style-name="ro1">
          <table:table-cell table:formula="oooc:=[.A45]+1" office:value-type="float" office:value="35">
            <text:p>35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-m-n+t*1.414" office:value-type="float" office:value="-1.3793">
            <text:p>-1.3793</text:p>
          </table:table-cell>
          <table:table-cell table:number-columns-repeated="45"/>
        </table:table-row>
        <table:table-row table:style-name="ro1">
          <table:table-cell table:formula="oooc:=[.A46]+1" office:value-type="float" office:value="36">
            <text:p>36</text:p>
          </table:table-cell>
          <table:table-cell table:style-name="ce7" table:formula="oooc:=p-h-t" office:value-type="float" office:value="0.883">
            <text:p>0.88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-m+t" office:value-type="float" office:value="-0.8">
            <text:p>-0.8000</text:p>
          </table:table-cell>
          <table:table-cell table:number-columns-repeated="45"/>
        </table:table-row>
        <table:table-row table:style-name="ro1">
          <table:table-cell table:formula="oooc:=[.A47]+1" office:value-type="float" office:value="37">
            <text:p>37</text:p>
          </table:table-cell>
          <table:table-cell table:style-name="ce7" table:formula="oooc:=e-h-de-0.32" office:value-type="float" office:value="-0.107">
            <text:p>-0.107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+0.03" office:value-type="float" office:value="2.2">
            <text:p>2.2000</text:p>
          </table:table-cell>
          <table:table-cell table:style-name="ce8"/>
          <table:table-cell table:number-columns-repeated="44"/>
        </table:table-row>
        <table:table-row table:style-name="ro1">
          <table:table-cell table:formula="oooc:=[.A48]+1" office:value-type="float" office:value="38">
            <text:p>38</text:p>
          </table:table-cell>
          <table:table-cell table:style-name="ce7" table:formula="oooc:=e-h-de-0.32" office:value-type="float" office:value="-0.107">
            <text:p>-0.1070</text:p>
          </table:table-cell>
          <table:table-cell table:style-name="ce7" table:formula="oooc:=-u/2+0.3" office:value-type="float" office:value="-0.275">
            <text:p>-0.2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49]+1" office:value-type="float" office:value="39">
            <text:p>39</text:p>
          </table:table-cell>
          <table:table-cell table:style-name="ce7" table:formula="oooc:=e-h-de-0.02" office:value-type="float" office:value="0.193">
            <text:p>0.1930</text:p>
          </table:table-cell>
          <table:table-cell table:style-name="ce7" table:formula="oooc:=-u/2+0.3" office:value-type="float" office:value="-0.275">
            <text:p>-0.2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0]+1" office:value-type="float" office:value="40">
            <text:p>40</text:p>
          </table:table-cell>
          <table:table-cell table:style-name="ce7" table:formula="oooc:=e-h-de-0.02" office:value-type="float" office:value="0.193">
            <text:p>0.193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1]+1" office:value-type="float" office:value="41">
            <text:p>41</text:p>
          </table:table-cell>
          <table:table-cell table:style-name="ce7" table:formula="oooc:=e-h-de-0.32" office:value-type="float" office:value="-0.107">
            <text:p>-0.1070</text:p>
          </table:table-cell>
          <table:table-cell table:style-name="ce7" table:formula="oooc:=u/2-0.3" office:value-type="float" office:value="0.275">
            <text:p>0.2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2]+1" office:value-type="float" office:value="42">
            <text:p>42</text:p>
          </table:table-cell>
          <table:table-cell table:style-name="ce7" table:formula="oooc:=e-h-de-0.32" office:value-type="float" office:value="-0.107">
            <text:p>-0.107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3]+1" office:value-type="float" office:value="43">
            <text:p>43</text:p>
          </table:table-cell>
          <table:table-cell table:style-name="ce7" table:formula="oooc:=e-h-de-0.02" office:value-type="float" office:value="0.193">
            <text:p>0.193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4]+1" office:value-type="float" office:value="44">
            <text:p>44</text:p>
          </table:table-cell>
          <table:table-cell table:style-name="ce7" table:formula="oooc:=e-h-de-0.02" office:value-type="float" office:value="0.193">
            <text:p>0.1930</text:p>
          </table:table-cell>
          <table:table-cell table:style-name="ce7" table:formula="oooc:=u/2-0.3" office:value-type="float" office:value="0.275">
            <text:p>0.2750</text:p>
          </table:table-cell>
          <table:table-cell table:style-name="ce7" table:formula="oooc:=hh+0.03" office:value-type="float" office:value="2.2">
            <text:p>2.2000</text:p>
          </table:table-cell>
          <table:table-cell table:number-columns-repeated="45"/>
        </table:table-row>
        <table:table-row table:style-name="ro1">
          <table:table-cell table:formula="oooc:=[.A55]+1" office:value-type="float" office:value="45">
            <text:p>45</text:p>
          </table:table-cell>
          <table:table-cell table:style-name="ce7" table:formula="oooc:=e-h-0.05-0.15" office:value-type="float" office:value="0.063">
            <text:p>0.063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-d-0.03" office:value-type="float" office:value="-2.2">
            <text:p>-2.2000</text:p>
          </table:table-cell>
          <table:table-cell table:style-name="ce9"/>
          <table:table-cell table:number-columns-repeated="44"/>
        </table:table-row>
        <table:table-row table:style-name="ro1">
          <table:table-cell table:formula="oooc:=[.A56]+1" office:value-type="float" office:value="46">
            <text:p>46</text:p>
          </table:table-cell>
          <table:table-cell table:style-name="ce7" table:formula="oooc:=e-h-0.05-0.15" office:value-type="float" office:value="0.063">
            <text:p>0.0630</text:p>
          </table:table-cell>
          <table:table-cell table:style-name="ce7" table:formula="oooc:=-u/2+0.3" office:value-type="float" office:value="-0.275">
            <text:p>-0.2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57]+1" office:value-type="float" office:value="47">
            <text:p>47</text:p>
          </table:table-cell>
          <table:table-cell table:style-name="ce7" table:formula="oooc:=e-h-0.05" office:value-type="float" office:value="0.213">
            <text:p>0.2130</text:p>
          </table:table-cell>
          <table:table-cell table:style-name="ce7" table:formula="oooc:=-u/2+0.3" office:value-type="float" office:value="-0.275">
            <text:p>-0.2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58]+1" office:value-type="float" office:value="48">
            <text:p>48</text:p>
          </table:table-cell>
          <table:table-cell table:style-name="ce7" table:formula="oooc:=e-h-0.05" office:value-type="float" office:value="0.213">
            <text:p>0.2130</text:p>
          </table:table-cell>
          <table:table-cell table:style-name="ce7" table:formula="oooc:=-u/2" office:value-type="float" office:value="-0.575">
            <text:p>-0.5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59]+1" office:value-type="float" office:value="49">
            <text:p>49</text:p>
          </table:table-cell>
          <table:table-cell table:style-name="ce7" table:formula="oooc:=e-h-0.05-0.15" office:value-type="float" office:value="0.063">
            <text:p>0.0630</text:p>
          </table:table-cell>
          <table:table-cell table:style-name="ce7" table:formula="oooc:=u/2-0.3" office:value-type="float" office:value="0.275">
            <text:p>0.2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60]+1" office:value-type="float" office:value="50">
            <text:p>50</text:p>
          </table:table-cell>
          <table:table-cell table:style-name="ce7" table:formula="oooc:=e-h-0.05-0.15" office:value-type="float" office:value="0.063">
            <text:p>0.063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61]+1" office:value-type="float" office:value="51">
            <text:p>51</text:p>
          </table:table-cell>
          <table:table-cell table:style-name="ce7" table:formula="oooc:=e-h-0.05" office:value-type="float" office:value="0.213">
            <text:p>0.2130</text:p>
          </table:table-cell>
          <table:table-cell table:style-name="ce7" table:formula="oooc:=u/2" office:value-type="float" office:value="0.575">
            <text:p>0.5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62]+1" office:value-type="float" office:value="52">
            <text:p>52</text:p>
          </table:table-cell>
          <table:table-cell table:style-name="ce7" table:formula="oooc:=e-h-0.05" office:value-type="float" office:value="0.213">
            <text:p>0.2130</text:p>
          </table:table-cell>
          <table:table-cell table:style-name="ce7" table:formula="oooc:=u/2-0.3" office:value-type="float" office:value="0.275">
            <text:p>0.2750</text:p>
          </table:table-cell>
          <table:table-cell table:style-name="ce7" table:formula="oooc:=hh-a-b-d-0.03" office:value-type="float" office:value="-2.2">
            <text:p>-2.2000</text:p>
          </table:table-cell>
          <table:table-cell table:number-columns-repeated="45"/>
        </table:table-row>
        <table:table-row table:style-name="ro1">
          <table:table-cell table:formula="oooc:=[.A63]+1" office:value-type="float" office:value="53">
            <text:p>53</text:p>
          </table:table-cell>
          <table:table-cell table:style-name="ce7" table:formula="oooc:=e-h" office:value-type="float" office:value="0.263">
            <text:p>0.2630</text:p>
          </table:table-cell>
          <table:table-cell table:style-name="ce7" office:value-type="float" office:value="0">
            <text:p>0.0000</text:p>
          </table:table-cell>
          <table:table-cell table:style-name="ce7" table:formula="oooc:=hh" office:value-type="float" office:value="2.17">
            <text:p>2.1700</text:p>
          </table:table-cell>
          <table:table-cell table:number-columns-repeated="45"/>
        </table:table-row>
        <table:table-row table:style-name="ro1">
          <table:table-cell table:formula="oooc:=[.A64]+1" office:value-type="float" office:value="54">
            <text:p>54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-w/2" office:value-type="float" office:value="-0.592">
            <text:p>-0.5920</text:p>
          </table:table-cell>
          <table:table-cell table:style-name="ce7" table:formula="oooc:=hh-l+n" office:value-type="float" office:value="1.17">
            <text:p>1.1700</text:p>
          </table:table-cell>
          <table:table-cell table:number-columns-repeated="45"/>
        </table:table-row>
        <table:table-row table:style-name="ro1">
          <table:table-cell table:formula="oooc:=[.A65]+1" office:value-type="float" office:value="55">
            <text:p>55</text:p>
          </table:table-cell>
          <table:table-cell table:style-name="ce7" table:formula="oooc:=p-h-n" office:value-type="float" office:value="0.333">
            <text:p>0.3330</text:p>
          </table:table-cell>
          <table:table-cell table:style-name="ce7" table:formula="oooc:=w/2" office:value-type="float" office:value="0.592">
            <text:p>0.5920</text:p>
          </table:table-cell>
          <table:table-cell table:style-name="ce7" table:formula="oooc:=hh-l+n" office:value-type="float" office:value="1.17">
            <text:p>1.1700</text:p>
          </table:table-cell>
          <table:table-cell table:number-columns-repeated="45"/>
        </table:table-row>
        <table:table-row table:style-name="ro1">
          <table:table-cell/>
          <table:table-cell table:style-name="ce7" table:number-columns-repeated="3"/>
          <table:table-cell table:number-columns-repeated="45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string">
            <text:p>under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formula="oooc:=[.F68]+1" office:value-type="float" office:value="2">
            <text:p>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ooc:=[.F69]+1" office:value-type="float" office:value="3">
            <text:p>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ooc:=[.F70]+1" office:value-type="float" office:value="4">
            <text:p>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ooc:=[.F71]+1" office:value-type="float" office:value="5">
            <text:p>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ooc:=[.F72]+1" office:value-type="float" office:value="6">
            <text:p>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1" office:value-type="string">
            <text:p>front</text:p>
          </table:table-cell>
          <table:table-cell table:formula="oooc:=[.F73]+1" office:value-type="float" office:value="7">
            <text:p>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74]+1" office:value-type="float" office:value="8">
            <text:p>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5]+1" office:value-type="float" office:value="9">
            <text:p>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6]+1" office:value-type="float" office:value="10">
            <text:p>1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table:formula="oooc:=[.F77]+1" office:value-type="float" office:value="11">
            <text:p>1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ooc:=[.F78]+1" office:value-type="float" office:value="12">
            <text:p>1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style-name="ce4" office:value-type="string">
            <text:p>top</text:p>
          </table:table-cell>
          <table:table-cell table:formula="oooc:=[.F79]+1" office:value-type="float" office:value="13">
            <text:p>1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ooc:=[.F80]+1" office:value-type="float" office:value="14">
            <text:p>1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/>
          <table:table-cell table:formula="oooc:=[.F81]+1" office:value-type="float" office:value="15">
            <text:p>1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/>
          <table:table-cell table:formula="oooc:=[.F82]+1" office:value-type="float" office:value="16">
            <text:p>1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83]+1" office:value-type="float" office:value="17">
            <text:p>1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/>
          <table:table-cell table:formula="oooc:=[.F84]+1" office:value-type="float" office:value="18">
            <text:p>1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85]+1" office:value-type="float" office:value="19">
            <text:p>1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86]+1" office:value-type="float" office:value="20">
            <text:p>2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string">
            <text:p>rear</text:p>
          </table:table-cell>
          <table:table-cell table:formula="oooc:=[.F87]+1" office:value-type="float" office:value="21">
            <text:p>2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/>
          <table:table-cell table:formula="oooc:=[.F88]+1" office:value-type="float" office:value="22">
            <text:p>2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89]+1" office:value-type="float" office:value="23">
            <text:p>2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ooc:=[.F90]+1" office:value-type="float" office:value="24">
            <text:p>2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91]+1" office:value-type="float" office:value="25">
            <text:p>2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92]+1" office:value-type="float" office:value="26">
            <text:p>2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style-name="ce4" office:value-type="string">
            <text:p>sides</text:p>
          </table:table-cell>
          <table:table-cell table:formula="oooc:=[.F93]+1" office:value-type="float" office:value="27">
            <text:p>2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/>
          <table:table-cell table:formula="oooc:=[.F94]+1" office:value-type="float" office:value="28">
            <text:p>2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table:formula="oooc:=[.F95]+1" office:value-type="float" office:value="29">
            <text:p>2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ooc:=[.F96]+1" office:value-type="float" office:value="30">
            <text:p>3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formula="oooc:=[.F97]+1" office:value-type="float" office:value="31">
            <text:p>3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ooc:=[.F98]+1" office:value-type="float" office:value="32">
            <text:p>3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ooc:=[.F99]+1" office:value-type="float" office:value="33">
            <text:p>3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100]+1" office:value-type="float" office:value="34">
            <text:p>3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101]+1" office:value-type="float" office:value="35">
            <text:p>3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102]+1" office:value-type="float" office:value="36">
            <text:p>3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103]+1" office:value-type="float" office:value="37">
            <text:p>3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104]+1" office:value-type="float" office:value="38">
            <text:p>3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12" office:value-type="string">
            <text:p>roof</text:p>
          </table:table-cell>
          <table:table-cell table:formula="oooc:=[.F105]+1" office:value-type="float" office:value="39">
            <text:p>3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table:formula="oooc:=[.F106]+1" office:value-type="float" office:value="40">
            <text:p>4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ooc:=[.F107]+1" office:value-type="float" office:value="41">
            <text:p>4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formula="oooc:=[.F108]+1" office:value-type="float" office:value="42">
            <text:p>4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6]+6" office:value-type="float" office:value="31">
            <text:p>31</text:p>
          </table:table-cell>
          <table:table-cell table:formula="oooc:=[.C106]+6" office:value-type="float" office:value="32">
            <text:p>32</text:p>
          </table:table-cell>
          <table:table-cell table:formula="oooc:=[.D106]+6" office:value-type="float" office:value="33">
            <text:p>33</text:p>
          </table:table-cell>
          <table:table-cell/>
          <table:table-cell table:formula="oooc:=[.F109]+1" office:value-type="float" office:value="43">
            <text:p>4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7]+6" office:value-type="float" office:value="31">
            <text:p>31</text:p>
          </table:table-cell>
          <table:table-cell table:formula="oooc:=[.C107]+6" office:value-type="float" office:value="36">
            <text:p>36</text:p>
          </table:table-cell>
          <table:table-cell table:formula="oooc:=[.D107]+6" office:value-type="float" office:value="33">
            <text:p>33</text:p>
          </table:table-cell>
          <table:table-cell/>
          <table:table-cell table:formula="oooc:=[.F110]+1" office:value-type="float" office:value="44">
            <text:p>4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8]+6" office:value-type="float" office:value="36">
            <text:p>36</text:p>
          </table:table-cell>
          <table:table-cell table:formula="oooc:=[.C108]+6" office:value-type="float" office:value="33">
            <text:p>33</text:p>
          </table:table-cell>
          <table:table-cell table:formula="oooc:=[.D108]+6" office:value-type="float" office:value="34">
            <text:p>34</text:p>
          </table:table-cell>
          <table:table-cell/>
          <table:table-cell table:formula="oooc:=[.F111]+1" office:value-type="float" office:value="45">
            <text:p>4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9]+6" office:value-type="float" office:value="36">
            <text:p>36</text:p>
          </table:table-cell>
          <table:table-cell table:formula="oooc:=[.C109]+6" office:value-type="float" office:value="35">
            <text:p>35</text:p>
          </table:table-cell>
          <table:table-cell table:formula="oooc:=[.D109]+6" office:value-type="float" office:value="34">
            <text:p>34</text:p>
          </table:table-cell>
          <table:table-cell/>
          <table:table-cell table:formula="oooc:=[.F112]+1" office:value-type="float" office:value="46">
            <text:p>4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  <table:table-cell table:formula="oooc:=[.F113]+1" office:value-type="float" office:value="47">
            <text:p>4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ooc:=[.F114]+1" office:value-type="float" office:value="48">
            <text:p>4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table:formula="oooc:=[.F115]+1" office:value-type="float" office:value="49">
            <text:p>4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formula="oooc:=[.F116]+1" office:value-type="float" office:value="50">
            <text:p>5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table:formula="oooc:=[.F117]+1" office:value-type="float" office:value="51">
            <text:p>5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ooc:=[.F118]+1" office:value-type="float" office:value="52">
            <text:p>5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13" office:value-type="string">
            <text:p>lights</text:p>
          </table:table-cell>
          <table:table-cell table:formula="oooc:=[.F119]+1" office:value-type="float" office:value="53">
            <text:p>5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ooc:=[.F120]+1" office:value-type="float" office:value="54">
            <text:p>5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ooc:=[.F121]+1" office:value-type="float" office:value="55">
            <text:p>5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  <table:table-cell table:formula="oooc:=[.F122]+1" office:value-type="float" office:value="56">
            <text:p>5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0]+8" office:value-type="float" office:value="45">
            <text:p>45</text:p>
          </table:table-cell>
          <table:table-cell table:formula="oooc:=[.C120]+8" office:value-type="float" office:value="46">
            <text:p>46</text:p>
          </table:table-cell>
          <table:table-cell table:formula="oooc:=[.D120]+8" office:value-type="float" office:value="47">
            <text:p>47</text:p>
          </table:table-cell>
          <table:table-cell table:style-name="ce14" office:value-type="string">
            <text:p>stops</text:p>
          </table:table-cell>
          <table:table-cell table:formula="oooc:=[.F123]+1" office:value-type="float" office:value="57">
            <text:p>5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1]+8" office:value-type="float" office:value="45">
            <text:p>45</text:p>
          </table:table-cell>
          <table:table-cell table:formula="oooc:=[.C121]+8" office:value-type="float" office:value="48">
            <text:p>48</text:p>
          </table:table-cell>
          <table:table-cell table:formula="oooc:=[.D121]+8" office:value-type="float" office:value="47">
            <text:p>47</text:p>
          </table:table-cell>
          <table:table-cell/>
          <table:table-cell table:formula="oooc:=[.F124]+1" office:value-type="float" office:value="58">
            <text:p>5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2]+8" office:value-type="float" office:value="49">
            <text:p>49</text:p>
          </table:table-cell>
          <table:table-cell table:formula="oooc:=[.C122]+8" office:value-type="float" office:value="50">
            <text:p>50</text:p>
          </table:table-cell>
          <table:table-cell table:formula="oooc:=[.D122]+8" office:value-type="float" office:value="51">
            <text:p>51</text:p>
          </table:table-cell>
          <table:table-cell/>
          <table:table-cell table:formula="oooc:=[.F125]+1" office:value-type="float" office:value="59">
            <text:p>5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3]+8" office:value-type="float" office:value="49">
            <text:p>49</text:p>
          </table:table-cell>
          <table:table-cell table:formula="oooc:=[.C123]+8" office:value-type="float" office:value="52">
            <text:p>52</text:p>
          </table:table-cell>
          <table:table-cell table:formula="oooc:=[.D123]+8" office:value-type="float" office:value="51">
            <text:p>51</text:p>
          </table:table-cell>
          <table:table-cell/>
          <table:table-cell table:formula="oooc:=[.F126]+1" office:value-type="float" office:value="60">
            <text:p>6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style-name="ce15"/>
          <table:table-cell table:formula="oooc:=[.F127]+1" office:value-type="float" office:value="61">
            <text:p>6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/>
          <table:table-cell table:formula="oooc:=[.F128]+1" office:value-type="float" office:value="62">
            <text:p>6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/>
          <table:table-cell table:formula="oooc:=[.F129]+1" office:value-type="float" office:value="63">
            <text:p>6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/>
          <table:table-cell table:formula="oooc:=[.F130]+1" office:value-type="float" office:value="64">
            <text:p>6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ooc:=[.F131]+1" office:value-type="float" office:value="65">
            <text:p>6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/>
          <table:table-cell table:formula="oooc:=[.F132]+1" office:value-type="float" office:value="66">
            <text:p>66</text:p>
          </table:table-cell>
          <table:table-cell table:number-columns-repeated="43"/>
        </table:table-row>
        <table:table-row table:style-name="ro1" table:number-rows-repeated="21">
          <table:table-cell table:number-columns-repeated="49"/>
        </table:table-row>
        <table:table-row table:style-name="ro1" table:number-rows-repeated="129">
          <table:table-cell table:style-name="ce3"/>
          <table:table-cell table:number-columns-repeated="48"/>
        </table:table-row>
        <table:table-row table:style-name="ro1">
          <table:table-cell table:style-name="ce3"/>
          <table:table-cell table:number-columns-repeated="4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a" table:base-cell-address="$Sheet1.$B$1" table:cell-range-address="$Sheet1.$B$1"/>
        <table:named-range table:name="b" table:base-cell-address="$Sheet1.$B$2" table:cell-range-address="$Sheet1.$B$2"/>
        <table:named-range table:name="d" table:base-cell-address="$Sheet1.$B$3" table:cell-range-address="$Sheet1.$B$3"/>
        <table:named-range table:name="e" table:base-cell-address="$Sheet1.$B$4" table:cell-range-address="$Sheet1.$B$4"/>
        <table:named-range table:name="f" table:base-cell-address="$Sheet1.$B$5" table:cell-range-address="$Sheet1.$B$5"/>
        <table:named-range table:name="g" table:base-cell-address="$Sheet1.$B$6" table:cell-range-address="$Sheet1.$B$6"/>
        <table:named-range table:name="h" table:base-cell-address="$Sheet1.$B$7" table:cell-range-address="$Sheet1.$B$7"/>
        <table:named-range table:name="l" table:base-cell-address="$Sheet1.$B$8" table:cell-range-address="$Sheet1.$B$8"/>
        <table:named-range table:name="m" table:base-cell-address="$Sheet1.$D$1" table:cell-range-address="$Sheet1.$D$1"/>
        <table:named-range table:name="n" table:base-cell-address="$Sheet1.$D$2" table:cell-range-address="$Sheet1.$D$2"/>
        <table:named-range table:name="u" table:base-cell-address="$Sheet1.$D$3" table:cell-range-address="$Sheet1.$D$3"/>
        <table:named-range table:name="v" table:base-cell-address="$Sheet1.$D$4" table:cell-range-address="$Sheet1.$D$4"/>
        <table:named-range table:name="w" table:base-cell-address="$Sheet1.$D$5" table:cell-range-address="$Sheet1.$D$5"/>
        <table:named-range table:name="t" table:base-cell-address="$Sheet1.$D$6" table:cell-range-address="$Sheet1.$D$6"/>
        <table:named-range table:name="p" table:base-cell-address="$Sheet1.$D$7" table:cell-range-address="$Sheet1.$D$7"/>
        <table:named-range table:name="hh" table:base-cell-address="$Sheet1.$D$8" table:cell-range-address="$Sheet1.$D$8"/>
        <table:named-range table:name="d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3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2-03-30T22:53:50</meta:creation-date>
    <dc:date>2012-04-05T13:12:05</dc:date>
    <dc:language>en-GB</dc:language>
    <meta:editing-cycles>41</meta:editing-cycles>
    <meta:editing-duration>PT2H27M48S</meta:editing-duration>
    <meta:user-defined meta:name="Info 1"/>
    <meta:user-defined meta:name="Info 2"/>
    <meta:user-defined meta:name="Info 3"/>
    <meta:user-defined meta:name="Info 4"/>
    <meta:document-statistic meta:table-count="3" meta:cell-count="641"/>
  </office:meta>
</office:document-meta>
</file>